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6764in" style:rel-column-width="26205*"/>
    </style:style>
    <style:style style:name="Table2.B" style:family="table-column">
      <style:table-column-properties style:column-width="0.6694in" style:rel-column-width="6554*"/>
    </style:style>
    <style:style style:name="Table2.E" style:family="table-column">
      <style:table-column-properties style:column-width="0.6688in" style:rel-column-width="6548*"/>
    </style:style>
    <style:style style:name="Table2.G" style:family="table-column">
      <style:table-column-properties style:column-width="0.6708in" style:rel-column-width="6566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6764in" style:rel-column-width="26205*"/>
    </style:style>
    <style:style style:name="Table4.B" style:family="table-column">
      <style:table-column-properties style:column-width="0.6694in" style:rel-column-width="6554*"/>
    </style:style>
    <style:style style:name="Table4.E" style:family="table-column">
      <style:table-column-properties style:column-width="0.6688in" style:rel-column-width="6548*"/>
    </style:style>
    <style:style style:name="Table4.G" style:family="table-column">
      <style:table-column-properties style:column-width="0.6708in" style:rel-column-width="6566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6764in" style:rel-column-width="26205*"/>
    </style:style>
    <style:style style:name="Table5.B" style:family="table-column">
      <style:table-column-properties style:column-width="0.6694in" style:rel-column-width="6554*"/>
    </style:style>
    <style:style style:name="Table5.E" style:family="table-column">
      <style:table-column-properties style:column-width="0.6688in" style:rel-column-width="6548*"/>
    </style:style>
    <style:style style:name="Table5.G" style:family="table-column">
      <style:table-column-properties style:column-width="0.6708in" style:rel-column-width="6566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fo:font-size="9pt" style:font-size-asian="9pt" style:font-size-complex="9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normal" officeooo:paragraph-rsid="000925c5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0925c5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Courier 10 Pitch" fo:font-size="8pt" style:font-size-asian="8pt" style:font-size-complex="8pt"/>
    </style:style>
    <style:style style:name="P16" style:family="paragraph">
      <style:paragraph-properties fo:text-align="center"/>
      <style:text-properties style:font-name="Courier 10 Pitch" fo:font-size="9pt" style:font-size-asian="9pt" style:font-size-complex="9pt"/>
    </style:style>
    <style:style style:name="P17" style:family="paragraph">
      <style:text-properties style:font-name="Courier 10 Pitch" fo:font-size="9pt" style:font-size-asian="9pt" style:font-size-complex="9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Courier 10 Pitch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style:font-name="Courier 10 Pitch"/>
    </style:style>
    <style:style style:name="T6" style:family="text">
      <style:text-properties style:text-position="0% 100%" style:font-name="Courier 10 Pitch" fo:font-weight="normal" style:font-weight-asian="normal" style:font-weight-complex="normal"/>
    </style:style>
    <style:style style:name="T7" style:family="text">
      <style:text-properties officeooo:rsid="000925c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2929" style:font-weight-asian="normal" style:font-weight-complex="normal"/>
    </style:style>
    <style:style style:name="T10" style:family="text">
      <style:text-properties style:font-name="Liberation Serif" fo:font-weight="normal" officeooo:rsid="000925c5" style:font-weight-asian="normal" style:font-weight-complex="normal"/>
    </style:style>
    <style:style style:name="T11" style:family="text">
      <style:text-properties style:font-name="Courier 10 Pitch" fo:font-size="8pt" style:font-size-asian="8pt" style:font-size-complex="8pt"/>
    </style:style>
    <style:style style:name="T12" style:family="text">
      <style:text-properties style:text-position="super 58%" style:font-name="Courier 10 Pitch" fo:font-size="8pt" style:font-size-asian="8pt" style:font-size-complex="8pt"/>
    </style:style>
    <style:style style:name="T13" style:family="text">
      <style:text-properties style:font-name="Courier 10 Pitch" fo:font-size="9pt" style:font-size-asian="9pt" style:font-size-complex="9pt"/>
    </style:style>
    <style:style style:name="T14" style:family="text">
      <style:text-properties style:text-position="-33% 58%" style:font-name="Courier 10 Pitch" fo:font-size="9pt" style:font-size-asian="9pt" style:font-size-complex="9pt"/>
    </style:style>
    <style:style style:name="T15" style:family="text">
      <style:text-properties style:text-position="0% 100%" style:font-name="Courier 10 Pitch" fo:font-size="9pt" style:font-size-asian="9pt" style:font-size-complex="9pt"/>
    </style:style>
    <style:style style:name="T16" style:family="text">
      <style:text-properties style:text-position="super 58%" style:font-name="Courier 10 Pitch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1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374in" draw:marker-end="Arrow" draw:marker-end-width="0.0783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0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0.3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 hazard</text:p>
      <text:list xml:id="list210048307" text:style-name="L3">
        <text:list-item>
          <text:p text:style-name="P13"><text:span text:style-name="T8">An occurrence in which a planned instruction cannot </text:span><text:span text:style-name="T9">start</text:span><text:span text:style-name="T8"> in the proper clock cycle because data needed to execute the instruction is not yet available.</text:span></text:p>
        </text:list-item>
        <text:list-item>
          <text:p text:style-name="P13"><text:span text:style-name="T10">Generally speaking, the stage which fetches the operand cannot do so in the specified lock-step cycle as the operand it needs to fetch will be written into the register file in later clock cycles by previous instructions.</text:span></text:p>
        </text:list-item>
      </text:list>
      <text:p text:style-name="P1">Example : Consider,</text:p>
      <text:list xml:id="list174566582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">add $s0, $t0, $t1</text:p>
                                  <text:p text:style-name="P10">sub $t2, $s0, $t3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7"/></text:p>
      <text:p text:style-name="P3"><draw:caption text:anchor-type="char" draw:z-index="2" draw:style-name="gr2" draw:text-style-name="P15" svg:width="3.2323in" svg:height="0.165in" svg:x="2.4835in" svg:y="0.1335in" draw:caption-point-x="3.4055in" draw:caption-point-y="0.9831in"><text:p text:style-name="P14"><text:span text:style-name="T11">$s0 is available only after the 5</text:span><text:span text:style-name="T12">th</text:span><text:span text:style-name="T11"> clock cycle</text:span></text:p></draw:caption></text:p>
      <text:p text:style-name="P3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column table:style-name="Table2.G"/>
        <table:table-row>
          <table:table-cell table:style-name="Table2.A1" office:value-type="string">
            <text:p text:style-name="P7"><draw:custom-shape text:anchor-type="char" draw:z-index="0" draw:style-name="gr1" svg:width="1.6004in" svg:height="0.065in" svg:x="1.7665in" svg:y="0.075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lock cycle</text:p>
          </table:table-cell>
          <table:table-cell table:style-name="Table2.A1" table:number-rows-spanned="2" office:value-type="string">
            <text:p text:style-name="P7">1</text:p>
          </table:table-cell>
          <table:table-cell table:style-name="Table2.A1" table:number-rows-spanned="2" office:value-type="string">
            <text:p text:style-name="P7">2</text:p>
          </table:table-cell>
          <table:table-cell table:style-name="Table2.A1" table:number-rows-spanned="2" office:value-type="string">
            <text:p text:style-name="P7">3</text:p>
          </table:table-cell>
          <table:table-cell table:style-name="Table2.A1" table:number-rows-spanned="2" office:value-type="string">
            <text:p text:style-name="P7">4</text:p>
          </table:table-cell>
          <table:table-cell table:style-name="Table2.F1" table:number-rows-spanned="2" office:value-type="string">
            <text:p text:style-name="P7">5</text:p>
          </table:table-cell>
          <table:table-cell table:style-name="Table2.F1" table:number-rows-spanned="2" office:value-type="string">
            <text:p text:style-name="P7">6</text:p>
          </table:table-cell>
        </table:table-row>
        <table:table-row>
          <table:table-cell table:style-name="Table2.A2" office:value-type="string">
            <text:p text:style-name="P7"><draw:custom-shape text:anchor-type="char" draw:z-index="1" draw:style-name="gr1" svg:width="0.0906in" svg:height="0.5205in" svg:x="0.1146in" svg:y="0.145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office:value-type="string">
            <text:p text:style-name="P7">I<text:span text:style-name="T1">1</text:span><text:span text:style-name="T4">(</text:span><text:span text:style-name="T6">add $s0, $t0, $t1)</text:span></text:p>
          </table:table-cell>
          <table:table-cell table:style-name="Table2.B3" office:value-type="string">
            <text:p text:style-name="P8">IF</text:p>
          </table:table-cell>
          <table:table-cell table:style-name="Table2.C3" office:value-type="string">
            <text:p text:style-name="P8">ID</text:p>
          </table:table-cell>
          <table:table-cell table:style-name="Table2.D3" office:value-type="string">
            <text:p text:style-name="P8">EX</text:p>
          </table:table-cell>
          <table:table-cell table:style-name="Table2.E3" office:value-type="string">
            <text:p text:style-name="P9">MEM</text:p>
          </table:table-cell>
          <table:table-cell table:style-name="Table2.E3" office:value-type="string">
            <text:p text:style-name="P8">WB</text:p>
          </table:table-cell>
          <table:table-cell table:style-name="Table2.E3" office:value-type="string">
            <text:p text:style-name="P8"/>
          </table:table-cell>
        </table:table-row>
        <table:table-row>
          <table:table-cell table:style-name="Table2.A4" office:value-type="string">
            <text:p text:style-name="P7"><text:span text:style-name="T3">I</text:span><text:span text:style-name="T1">2</text:span><text:span text:style-name="T3">(</text:span><text:span text:style-name="T6">sub $t2, $s0, $t3)</text:span></text:p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8">IF</text:p>
          </table:table-cell>
          <table:table-cell table:style-name="Table2.D4" office:value-type="string">
            <text:p text:style-name="P8">ID</text:p>
          </table:table-cell>
          <table:table-cell table:style-name="Table2.E4" office:value-type="string">
            <text:p text:style-name="P8">EX</text:p>
          </table:table-cell>
          <table:table-cell table:style-name="Table2.E3" office:value-type="string">
            <text:p text:style-name="P8"/>
          </table:table-cell>
          <table:table-cell table:style-name="Table2.E3" office:value-type="string">
            <text:p text:style-name="P8"/>
          </table:table-cell>
        </table:table-row>
      </table:table>
      <text:list xml:id="list1702619025" text:style-name="L2">
        <text:list-header>
          <text:p text:style-name="P11"><draw:caption text:anchor-type="paragraph" draw:z-index="3" draw:style-name="gr3" draw:text-style-name="P16" svg:width="2.1161in" svg:height="0.2713in" svg:x="2.0437in" svg:y="0.0528in" draw:caption-point-x="2.8319in" draw:caption-point-y="-0.124in"><text:p text:style-name="P14"><text:span text:style-name="T13">Want $s0 here. A data hazard</text:span></text:p></draw:caption></text:p>
        </text:list-header>
      </text:list>
      <text:p text:style-name="P1"/>
      <text:p text:style-name="P1"/>
      <text:p text:style-name="P2">Solution to data hazard</text:p>
      <text:p text:style-name="P1">Forwarding or bypassing – A method of resolving a data hazard by retrieving the missing data element from the internal buffers rather than waiting for it to arrive from a programmer-visible registers or memory. </text:p>
      <text:p text:style-name="P1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B"/>
        <table:table-column table:style-name="Table4.G"/>
        <table:table-row>
          <table:table-cell table:style-name="Table4.A1" office:value-type="string">
            <text:p text:style-name="P7"><draw:custom-shape text:anchor-type="char" draw:z-index="4" draw:style-name="gr1" svg:width="1.6004in" svg:height="0.065in" svg:x="1.7665in" svg:y="0.075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lock cycle</text:p>
          </table:table-cell>
          <table:table-cell table:style-name="Table4.A1" table:number-rows-spanned="2" office:value-type="string">
            <text:p text:style-name="P7">1</text:p>
          </table:table-cell>
          <table:table-cell table:style-name="Table4.A1" table:number-rows-spanned="2" office:value-type="string">
            <text:p text:style-name="P7">2</text:p>
          </table:table-cell>
          <table:table-cell table:style-name="Table4.A1" table:number-rows-spanned="2" office:value-type="string">
            <text:p text:style-name="P7">3</text:p>
          </table:table-cell>
          <table:table-cell table:style-name="Table4.A1" table:number-rows-spanned="2" office:value-type="string">
            <text:p text:style-name="P7">4</text:p>
          </table:table-cell>
          <table:table-cell table:style-name="Table4.F1" table:number-rows-spanned="2" office:value-type="string">
            <text:p text:style-name="P7">5</text:p>
          </table:table-cell>
          <table:table-cell table:style-name="Table4.F1" table:number-rows-spanned="2" office:value-type="string">
            <text:p text:style-name="P7">6</text:p>
          </table:table-cell>
        </table:table-row>
        <table:table-row>
          <table:table-cell table:style-name="Table4.A2" office:value-type="string">
            <text:p text:style-name="P7"><draw:custom-shape text:anchor-type="char" draw:z-index="5" draw:style-name="gr1" svg:width="0.0906in" svg:height="0.5205in" svg:x="0.1146in" svg:y="0.145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4" office:value-type="string">
            <text:p text:style-name="P7">I<text:span text:style-name="T1">1</text:span><text:span text:style-name="T4">(</text:span><text:span text:style-name="T6">add $s0, $t0, $t1)</text:span></text:p>
          </table:table-cell>
          <table:table-cell table:style-name="Table4.B3" office:value-type="string">
            <text:p text:style-name="P8">IF</text:p>
          </table:table-cell>
          <table:table-cell table:style-name="Table4.C3" office:value-type="string">
            <text:p text:style-name="P8">ID</text:p>
          </table:table-cell>
          <table:table-cell table:style-name="Table4.D3" office:value-type="string">
            <text:p text:style-name="P8">EX</text:p>
          </table:table-cell>
          <table:table-cell table:style-name="Table4.E3" office:value-type="string">
            <text:p text:style-name="P9"><draw:line text:anchor-type="paragraph" draw:z-index="6" draw:style-name="gr4" draw:text-style-name="P14" svg:x1="-0.189in" svg:y1="0.1154in" svg:x2="0.1209in" svg:y2="0.3217in"><text:p/></draw:line>MEM</text:p>
          </table:table-cell>
          <table:table-cell table:style-name="Table4.E3" office:value-type="string">
            <text:p text:style-name="P8">WB</text:p>
          </table:table-cell>
          <table:table-cell table:style-name="Table4.E3" office:value-type="string">
            <text:p text:style-name="P8"/>
          </table:table-cell>
        </table:table-row>
        <table:table-row>
          <table:table-cell table:style-name="Table4.A4" office:value-type="string">
            <text:p text:style-name="P7"><text:span text:style-name="T5">I</text:span><text:span text:style-name="T2">2</text:span><text:span text:style-name="T6">(sub $t2, $s0, $t3)</text:span></text:p>
          </table:table-cell>
          <table:table-cell table:style-name="Table4.B4" office:value-type="string">
            <text:p text:style-name="P8"/>
          </table:table-cell>
          <table:table-cell table:style-name="Table4.C4" office:value-type="string">
            <text:p text:style-name="P8">IF</text:p>
          </table:table-cell>
          <table:table-cell table:style-name="Table4.D4" office:value-type="string">
            <text:p text:style-name="P8">ID</text:p>
          </table:table-cell>
          <table:table-cell table:style-name="Table4.E4" office:value-type="string">
            <text:p text:style-name="P8">EX</text:p>
          </table:table-cell>
          <table:table-cell table:style-name="Table4.E3" office:value-type="string">
            <text:p text:style-name="P9">MEM</text:p>
          </table:table-cell>
          <table:table-cell table:style-name="Table4.E3" office:value-type="string">
            <text:p text:style-name="P8">WB</text:p>
          </table:table-cell>
        </table:table-row>
      </table:table>
      <text:p text:style-name="P2"><draw:caption text:anchor-type="paragraph" draw:z-index="7" draw:style-name="gr5" draw:text-style-name="P17" svg:width="4.1531in" svg:height="0.3425in" svg:x="0.089in" svg:y="0.052in" draw:caption-point-x="4.5228in" draw:caption-point-y="-0.3559in"><text:p><text:span text:style-name="T13">Value of $s0 is forwarded from EX of I</text:span><text:span text:style-name="T14">1</text:span><text:span text:style-name="T15"> to EX of I</text:span><text:span text:style-name="T14">2</text:span><text:span text:style-name="T15">. The ID of I</text:span><text:span text:style-name="T14">2</text:span><text:span text:style-name="T15"> only fetches $t3</text:span></text:p></draw:caption></text:p>
      <text:p text:style-name="P2"/>
      <text:p text:style-name="P2"/>
      <text:p text:style-name="P2">Load use hazard - Instances where forwarding cannot prevent a stall</text:p>
      <text:p text:style-name="P4">A data hazard in which data requested is not yet available as the previous load instruction makes it available only in the end. A load use hazard occurs when an R-format instruction following a load tries to use the data</text:p>
      <text:p text:style-name="P6"><text:tab/>lw $s0, 4($t0)</text:p>
      <text:p text:style-name="P6"><text:tab/>sub $t2, $s0, $t3</text:p>
      <text:p text:style-name="P4"><draw:caption text:anchor-type="char" draw:z-index="10" draw:style-name="gr6" draw:text-style-name="P17" svg:width="5.4776in" svg:height="0.3071in" svg:x="1.2445in" svg:y="0.0354in" draw:caption-point-x="4.6063in" draw:caption-point-y="1.0161in"><text:p><text:span text:style-name="T13">Here $s0 is available only after the 5</text:span><text:span text:style-name="T16">th</text:span><text:span text:style-name="T13"> clock cycle. A value from the 5</text:span><text:span text:style-name="T16">th</text:span><text:span text:style-name="T13"> clock cycle can't be forwarded to the 4</text:span><text:span text:style-name="T16">th</text:span><text:span text:style-name="T13"> clock cycle</text:span></text:p></draw:caption></text:p>
      <text:p text:style-name="P4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B"/>
        <table:table-column table:style-name="Table5.G"/>
        <table:table-row>
          <table:table-cell table:style-name="Table5.A1" office:value-type="string">
            <text:p text:style-name="P7"><draw:custom-shape text:anchor-type="char" draw:z-index="8" draw:style-name="gr1" svg:width="1.6004in" svg:height="0.065in" svg:x="1.7665in" svg:y="0.075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lock cycle</text:p>
          </table:table-cell>
          <table:table-cell table:style-name="Table5.A1" table:number-rows-spanned="2" office:value-type="string">
            <text:p text:style-name="P7">1</text:p>
          </table:table-cell>
          <table:table-cell table:style-name="Table5.A1" table:number-rows-spanned="2" office:value-type="string">
            <text:p text:style-name="P7">2</text:p>
          </table:table-cell>
          <table:table-cell table:style-name="Table5.A1" table:number-rows-spanned="2" office:value-type="string">
            <text:p text:style-name="P7">3</text:p>
          </table:table-cell>
          <table:table-cell table:style-name="Table5.A1" table:number-rows-spanned="2" office:value-type="string">
            <text:p text:style-name="P7">4</text:p>
          </table:table-cell>
          <table:table-cell table:style-name="Table5.F1" table:number-rows-spanned="2" office:value-type="string">
            <text:p text:style-name="P7">5</text:p>
          </table:table-cell>
          <table:table-cell table:style-name="Table5.F1" table:number-rows-spanned="2" office:value-type="string">
            <text:p text:style-name="P7">6</text:p>
          </table:table-cell>
        </table:table-row>
        <table:table-row>
          <table:table-cell table:style-name="Table5.A2" office:value-type="string">
            <text:p text:style-name="P7"><draw:custom-shape text:anchor-type="char" draw:z-index="9" draw:style-name="gr1" svg:width="0.0906in" svg:height="0.5205in" svg:x="0.1146in" svg:y="0.145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4" office:value-type="string">
            <text:p text:style-name="P7">I<text:span text:style-name="T1">1</text:span><text:span text:style-name="T4">(</text:span><text:span text:style-name="T6">lw $s0, 4($t0))</text:span></text:p>
          </table:table-cell>
          <table:table-cell table:style-name="Table5.B3" office:value-type="string">
            <text:p text:style-name="P8">IF</text:p>
          </table:table-cell>
          <table:table-cell table:style-name="Table5.C3" office:value-type="string">
            <text:p text:style-name="P8">ID</text:p>
          </table:table-cell>
          <table:table-cell table:style-name="Table5.D3" office:value-type="string">
            <text:p text:style-name="P8">EX</text:p>
          </table:table-cell>
          <table:table-cell table:style-name="Table5.E3" office:value-type="string">
            <text:p text:style-name="P9">MEM</text:p>
          </table:table-cell>
          <table:table-cell table:style-name="Table5.E3" office:value-type="string">
            <text:p text:style-name="P8">WB</text:p>
          </table:table-cell>
          <table:table-cell table:style-name="Table5.E3" office:value-type="string">
            <text:p text:style-name="P8"/>
          </table:table-cell>
        </table:table-row>
        <table:table-row>
          <table:table-cell table:style-name="Table5.A4" office:value-type="string">
            <text:p text:style-name="P7">I<text:span text:style-name="T1">2</text:span><text:span text:style-name="T4">(</text:span><text:span text:style-name="T6">add $s0, $t0, $t1)</text:span></text:p>
          </table:table-cell>
          <table:table-cell table:style-name="Table5.B4" office:value-type="string">
            <text:p text:style-name="P8"/>
          </table:table-cell>
          <table:table-cell table:style-name="Table5.C4" office:value-type="string">
            <text:p text:style-name="P8">IF</text:p>
          </table:table-cell>
          <table:table-cell table:style-name="Table5.D4" office:value-type="string">
            <text:p text:style-name="P8">ID</text:p>
          </table:table-cell>
          <table:table-cell table:style-name="Table5.E4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E3" office:value-type="string">
            <text:p text:style-name="P8"/>
          </table:table-cell>
        </table:table-row>
      </table:table>
      <text:p text:style-name="P1"/>
      <text:p text:style-name="P2"/>
      <text:p text:style-name="P2">How can a load-use hazard be resolved</text:p>
      <text:p text:style-name="P1">By resorting to a pipeline stall or a bubble. It is a stall initiated in order to resolve a haz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1-16T22:44:35</meta:creation-date>
    <dc:date>2012-12-04T18:39:02</dc:date>
    <dc:creator>Kempa </dc:creator>
    <meta:editing-duration>PT21M36S</meta:editing-duration>
    <meta:editing-cycles>6</meta:editing-cycles>
    <meta:generator>LibreOffice/3.6$Linux_x86 LibreOffice_project/360m1$Build-2</meta:generator>
    <meta:document-statistic meta:table-count="3" meta:image-count="0" meta:object-count="0" meta:page-count="1" meta:paragraph-count="69" meta:word-count="277" meta:character-count="1395" meta:non-whitespace-character-count="1188"/>
  </office:meta>
</office:document-meta>
</file>